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805cm" svg:y="0.52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mprovedBubble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04" calcext:value-type="float">
            <text:p>1.204</text:p>
          </table:table-cell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134" calcext:value-type="float">
            <text:p>5.134</text:p>
          </table:table-cell>
          <table:table-cell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1.349" calcext:value-type="float">
            <text:p>21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7.773" calcext:value-type="float">
            <text:p>7.77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2.249" calcext:value-type="float">
            <text:p>62.249</text:p>
          </table:table-cell>
          <table:table-cell office:value-type="float" office:value="0.001" calcext:value-type="float">
            <text:p>0.001</text:p>
          </table:table-cell>
          <table:table-cell office:value-type="float" office:value="18.428" calcext:value-type="float">
            <text:p>18.428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11:30.825907661</dc:date>
    <dc:creator>Evdzhan </dc:creator>
    <meta:document-statistic meta:table-count="1" meta:cell-count="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13">
                <text:p>0.013</text:p>
                <draw:g>
                  <svg:desc>Sheet1.B3:Sheet1.B11</svg:desc>
                </draw:g>
              </table:table-cell>
              <table:table-cell office:value-type="float" office:value="0">
                <text:p>0</text:p>
                <draw:g>
                  <svg:desc>Sheet1.C3:Sheet1.C11</svg:desc>
                </draw:g>
              </table:table-cell>
              <table:table-cell office:value-type="float" office:value="0.005">
                <text:p>0.005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73">
                <text:p>0.173</text:p>
              </table:table-cell>
              <table:table-cell office:value-type="float" office:value="0">
                <text:p>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05">
                <text:p>0.405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755">
                <text:p>0.75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4">
                <text:p>1.204</text:p>
              </table:table-cell>
              <table:table-cell office:value-type="float" office:value="0">
                <text:p>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.134">
                <text:p>5.134</text:p>
              </table:table-cell>
              <table:table-cell office:value-type="float" office:value="0">
                <text:p>0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1.349">
                <text:p>21.349</text:p>
              </table:table-cell>
              <table:table-cell office:value-type="float" office:value="0.001">
                <text:p>0.001</text:p>
              </table:table-cell>
              <table:table-cell office:value-type="float" office:value="7.773">
                <text:p>7.77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2.249">
                <text:p>62.249</text:p>
              </table:table-cell>
              <table:table-cell office:value-type="float" office:value="0.001">
                <text:p>0.001</text:p>
              </table:table-cell>
              <table:table-cell office:value-type="float" office:value="18.428">
                <text:p>18.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